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12萬詞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12萬詞約1/3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  <text:list-item>
                        <text:p>只需要專注改想要的地方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現在有斷詞和語言模型</text:p>
                      </text:list-item>
                      <text:list-item>
                        <text:p>寫一個解碼器成本不知道大不大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國語翻到閩南語</text:p>
                <text:list>
                  <text:list-item>
                    <text:p>國語斷詞</text:p>
                  </text:list-item>
                  <text:list-item>
                    <text:p>閩南語語言模型</text:p>
                  </text:list-item>
                </text:list>
              </text:list-item>
              <text:list-item>
                <text:p>閩南語翻到國語</text:p>
                <text:list>
                  <text:list-item>
                    <text:p>閩南語斷詞</text:p>
                    <text:list>
                      <text:list-item>
                        <text:p>需要閩南語語言模型</text:p>
                      </text:list-item>
                    </text:list>
                  </text:list-item>
                  <text:list-item>
                    <text:p>國語語言模型</text:p>
                  </text:list-item>
                </text:list>
              </text:list-item>
              <text:list-item>
                <text:p>閩南語語言模型</text:p>
                <text:list>
                  <text:list-item>
                    <text:p>語言模型→加資料→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整理平行語料</text:p>
                <text:list>
                  <text:list-item>
                    <text:p>國語和閩南語對照</text:p>
                  </text:list-item>
                  <text:list-item>
                    <text:p>拿來整理其他語料，來建閩南語語言模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13T14:53:04</dc:date>
    <meta:editing-duration>PT12H1M11S</meta:editing-duration>
    <meta:editing-cycles>69</meta:editing-cycles>
    <meta:generator>LibreOffice/3.5$Linux_X86_64 LibreOffice_project/350m1$Build-2</meta:generator>
    <meta:document-statistic meta:object-count="263"/>
  </office:meta>
</office:document-meta>
</file>